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85cm" style:rel-column-width="1352*"/>
    </style:style>
    <style:style style:name="Table1.B" style:family="table-column">
      <style:table-column-properties style:column-width="2.422cm" style:rel-column-width="1373*"/>
    </style:style>
    <style:style style:name="Table1.C" style:family="table-column">
      <style:table-column-properties style:column-width="3.205cm" style:rel-column-width="1817*"/>
    </style:style>
    <style:style style:name="Table1.D" style:family="table-column">
      <style:table-column-properties style:column-width="3.279cm" style:rel-column-width="1859*"/>
    </style:style>
    <style:style style:name="Table1.E" style:family="table-column">
      <style:table-column-properties style:column-width="5.71cm" style:rel-column-width="32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3c6bc" officeooo:paragraph-rsid="0003c6bc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3c6bc" officeooo:paragraph-rsid="0003c6bc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3c6bc" officeooo:paragraph-rsid="0005b38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b381" officeooo:paragraph-rsid="0005b381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70e5a" officeooo:paragraph-rsid="00070e5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70e5a" officeooo:paragraph-rsid="0008ea7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3c6bc" officeooo:paragraph-rsid="0003c6bc" style:font-size-asian="25pt" style:font-weight-asian="bold" style:font-size-complex="2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5pt" officeooo:rsid="000f7630" officeooo:paragraph-rsid="000f7630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8ea76" officeooo:paragraph-rsid="00070e5a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8ea76" officeooo:paragraph-rsid="0008ea76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4050" officeooo:paragraph-rsid="00094050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b381" officeooo:paragraph-rsid="0005b381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b381" officeooo:paragraph-rsid="00118f2b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70e5a" officeooo:paragraph-rsid="00070e5a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bold" officeooo:rsid="0003c6bc" officeooo:paragraph-rsid="000cac7f" style:font-size-asian="13.1000003814697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bold" officeooo:rsid="0005b381" officeooo:paragraph-rsid="0005b381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style:text-underline-style="none" fo:font-weight="bold" officeooo:rsid="00070e5a" officeooo:paragraph-rsid="00070e5a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bold" officeooo:rsid="00094050" officeooo:paragraph-rsid="00094050" style:font-size-asian="13.1000003814697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94050" officeooo:paragraph-rsid="00094050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0e34fb" officeooo:paragraph-rsid="000e34fb" style:font-size-asian="13.1000003814697pt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e34fb" officeooo:paragraph-rsid="000e34fb" style:font-size-asian="13.1000003814697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0e34fb" officeooo:paragraph-rsid="000e34fb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f7630" officeooo:paragraph-rsid="000f7630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34fb" officeooo:paragraph-rsid="000e34fb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f7630" officeooo:paragraph-rsid="000f7630" style:font-size-asian="13.1000003814697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07df8" officeooo:paragraph-rsid="00107df8" style:font-size-asian="13.1000003814697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7pt" style:text-underline-style="none" fo:font-weight="bold" officeooo:rsid="0003c6bc" officeooo:paragraph-rsid="0003c6bc" style:font-size-asian="17pt" style:font-weight-asian="bold" style:font-size-complex="17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7pt" style:text-underline-style="none" fo:font-weight="bold" officeooo:rsid="000e34fb" officeooo:paragraph-rsid="000e34fb" style:font-size-asian="17pt" style:font-weight-asian="bold" style:font-size-complex="17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7pt" fo:font-style="normal" style:text-underline-style="none" fo:font-weight="bold" officeooo:rsid="000e34fb" officeooo:paragraph-rsid="000e34fb" style:font-size-asian="17pt" style:font-style-asian="normal" style:font-weight-asian="bold" style:font-size-complex="17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7pt" fo:font-style="normal" style:text-underline-style="none" fo:font-weight="bold" officeooo:rsid="00107df8" officeooo:paragraph-rsid="00107df8" style:font-size-asian="17pt" style:font-style-asian="normal" style:font-weight-asian="bold" style:font-size-complex="17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b381" officeooo:paragraph-rsid="0005b38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5pt" style:text-underline-style="none" fo:font-weight="normal" officeooo:rsid="00094050" officeooo:paragraph-rsid="00094050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5pt" style:text-underline-style="none" fo:font-weight="bold" officeooo:rsid="0003c6bc" officeooo:paragraph-rsid="0003c6bc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5pt" fo:font-style="normal" style:text-underline-style="none" fo:font-weight="normal" officeooo:rsid="000e34fb" officeooo:paragraph-rsid="000e34fb" style:font-size-asian="13.1000003814697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fo:font-size="15pt" fo:font-style="normal" style:text-underline-style="none" fo:font-weight="normal" officeooo:rsid="000f7630" officeooo:paragraph-rsid="000f7630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70e5a"/>
    </style:style>
    <style:style style:name="T2" style:family="text">
      <style:text-properties officeooo:rsid="0008ea76"/>
    </style:style>
    <style:style style:name="T3" style:family="text">
      <style:text-properties officeooo:rsid="00094050"/>
    </style:style>
    <style:style style:name="T4" style:family="text">
      <style:text-properties officeooo:rsid="00118f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ttle Hero V 2.0</text:p>
      <text:p text:style-name="P33"/>
      <text:p text:style-name="P1"/>
      <text:p text:style-name="P27">1. Install OpenCV 4 on your Raspberry Pi</text:p>
      <text:p text:style-name="P2"/>
      <text:p text:style-name="P15">Step #1: <text:s/>Expand filesystem on your Raspberry Pi</text:p>
      <text:p text:style-name="P3"/>
      <text:p text:style-name="P2">To get the OpenCV 4 party started, fire up your Raspberry Pi and open an SSH connection (alternatively use the Raspbian desktop with a keyboard + mouse and launch a terminal).</text:p>
      <text:p text:style-name="P2"/>
      <text:p text:style-name="P2">$ sudo raspi-config</text:p>
      <text:p text:style-name="P2"/>
      <text:p text:style-name="P4">Advance&gt;Expand File System</text:p>
      <text:p text:style-name="P4"/>
      <text:p text:style-name="P4">$ sudo reboot</text:p>
      <text:p text:style-name="P4"/>
      <text:p text:style-name="P16"><text:span text:style-name="T4">Step #</text:span>(optional). If you have low storage.</text:p>
      <text:p text:style-name="P4"><text:s/></text:p>
      <text:p text:style-name="P4">remove some file for freeing space.</text:p>
      <text:p text:style-name="P4"/>
      <text:p text:style-name="P4">$ sudo apt-get purge wolfram-engine </text:p>
      <text:p text:style-name="P4"/>
      <text:p text:style-name="P4">$ sudo apt-getpurge libreoffice*</text:p>
      <text:p text:style-name="P4"/>
      <text:p text:style-name="P4">$ sudo apt-getclean</text:p>
      <text:p text:style-name="P4"/>
      <text:p text:style-name="P4">$ sudo apt-getautoremove</text:p>
      <text:p text:style-name="P4"/>
      <text:p text:style-name="P16">Step #2: Install OpenCV 4 dependencies on your <text:span text:style-name="T1">Pi</text:span></text:p>
      <text:p text:style-name="P4"/>
      <text:p text:style-name="P4"><text:span text:style-name="T1">$ </text:span>sudo apt-get update &amp;&amp; sudo apt-get upgrade</text:p>
      <text:p text:style-name="P4"/>
      <text:p text:style-name="P4">$ sudo apt-get install build-essential cmake unzip pkg-config</text:p>
      <text:p text:style-name="P4"/>
      <text:p text:style-name="P4">$ sudo apt-get install libjpeg-dev libpng-dev libtiff-dev</text:p>
      <text:p text:style-name="P4"/>
      <text:p text:style-name="P31"><text:s/>$ <text:span text:style-name="T1">s</text:span>udo apt-get install libavcodec-dev libavformat-dev libswscale-dev libv4l-dev</text:p>
      <text:p text:style-name="P31"/>
      <text:p text:style-name="P4">$ sudo apt-get install libxvidcore-dev libx264-dev</text:p>
      <text:p text:style-name="P4"/>
      <text:p text:style-name="P4"><text:soft-page-break/>$ sudo apt-get install libgtk-3-dev</text:p>
      <text:p text:style-name="P4"/>
      <text:p text:style-name="P4">$ sudo apt-get install libcanberra-gtk*</text:p>
      <text:p text:style-name="P4"/>
      <text:p text:style-name="P4">$ sudo apt-get install libatlas-base-dev gfortran</text:p>
      <text:p text:style-name="P4"/>
      <text:p text:style-name="P4">And finally, let’s install the Python 3 development headers: </text:p>
      <text:p text:style-name="P4"/>
      <text:p text:style-name="P4">$ sudo apt-get install python3-dev</text:p>
      <text:p text:style-name="P4"/>
      <text:p text:style-name="P4"/>
      <text:p text:style-name="P16">Step #3: Download OpenCV 4 for your Raspberry Pi</text:p>
      <text:p text:style-name="P4"/>
      <text:p text:style-name="P4">When you’re ready, just follow along to download both the opencv and opencv_contrib</text:p>
      <text:p text:style-name="P4"/>
      <text:p text:style-name="P4">$ cd ~</text:p>
      <text:p text:style-name="P4"/>
      <text:p text:style-name="P4">$ wget -O opencv.zip <text:a xlink:type="simple" xlink:href="https://github.com/opencv/opencv/archive/4.0.0.zip" text:style-name="Internet_20_link" text:visited-style-name="Visited_20_Internet_20_Link">https://github.com/opencv/opencv/archive/4.0.0.zip</text:a></text:p>
      <text:p text:style-name="P4"/>
      <text:p text:style-name="P13">$ wget -O opencv_contrib.zip <text:a xlink:type="simple" xlink:href="https://github.com/opencv/opencv_contrib/archive/4.0.0.zip" text:style-name="Internet_20_link" text:visited-style-name="Visited_20_Internet_20_Link">https://github.com/opencv/opencv_contrib/archive/4.0.0.zip</text:a></text:p>
      <text:p text:style-name="P13"/>
      <text:p text:style-name="P4">From there, let’s unzip the archives:</text:p>
      <text:p text:style-name="P4"/>
      <text:p text:style-name="P4">$ unzip opencv.zip</text:p>
      <text:p text:style-name="P4"/>
      <text:p text:style-name="P4">$ unzip opencv_contrib.zip</text:p>
      <text:p text:style-name="P4"/>
      <text:p text:style-name="P4">I also like to rename the directories:</text:p>
      <text:p text:style-name="P4"/>
      <text:p text:style-name="P4">$ mv opencv-4.0.0 opencv</text:p>
      <text:p text:style-name="P4"/>
      <text:p text:style-name="P4">$ mv opencv_contrib-4.0.0 opencv_contrib</text:p>
      <text:p text:style-name="P4"/>
      <text:p text:style-name="P5">You can workon Virtual environment but i prefer to go with direct install on whole raspberry pi.</text:p>
      <text:p text:style-name="P5"/>
      <text:p text:style-name="P17">Step #4 Install numpy</text:p>
      <text:p text:style-name="P5"/>
      <text:p text:style-name="P5">pip install numpy</text:p>
      <text:p text:style-name="P5"/>
      <text:p text:style-name="P5"><text:soft-page-break/></text:p>
      <text:p text:style-name="P17">Step #5: CMake and compile OpenCV 4 for your Raspberry</text:p>
      <text:p text:style-name="P17"/>
      <text:p text:style-name="P5">For this step, <text:span text:style-name="T2">we</text:span> setup <text:span text:style-name="T2">and</text:span> compile with CMake followed by running. <text:span text:style-name="T2">It </text:span>is the most time-consuming step.</text:p>
      <text:p text:style-name="P5"/>
      <text:p text:style-name="P5">Navigate back to your OpenCV repo and create + enter a “build” <text:span text:style-name="T2">directory</text:span></text:p>
      <text:p text:style-name="P5"/>
      <text:p text:style-name="P5">$ cd ~/opencv</text:p>
      <text:p text:style-name="P5"/>
      <text:p text:style-name="P5">$ mkdir build</text:p>
      <text:p text:style-name="P5"/>
      <text:p text:style-name="P5">$ cd build</text:p>
      <text:p text:style-name="P5"/>
      <text:p text:style-name="P5">Run CMake for OpenCV 4</text:p>
      <text:p text:style-name="P5"/>
      <text:p text:style-name="P6">$ cmake </text:p>
      <text:p text:style-name="P6">-D CMAKE_BUILD_TYPE=RELEASE \</text:p>
      <text:p text:style-name="P5">-D CMAKE_INSTALL_PREFIX=/usr/local \</text:p>
      <text:p text:style-name="P5">-D OPENCV_EXTRA_MODULES_PATH=~/opencv_contrib/modules \</text:p>
      <text:p text:style-name="P5">-D ENABLE_NEON=ON \</text:p>
      <text:p text:style-name="P5">-D ENABLE_VFPV3=ON \</text:p>
      <text:p text:style-name="P5">-D BUILD_TESTS=OFF \</text:p>
      <text:p text:style-name="P5">-D OPENCV_ENABLE_NONFREE=ON \</text:p>
      <text:p text:style-name="P5">-D INSTALL_PYTHON_EXAMPLES=OFF \</text:p>
      <text:p text:style-name="P5">-D BUILD_EXAMPLES=OFF ..</text:p>
      <text:p text:style-name="P17"/>
      <text:p text:style-name="P17"><text:span text:style-name="T2">Step #6: </text:span>Increase the SWAP on the Raspberry Pi</text:p>
      <text:p text:style-name="P5"/>
      <text:p text:style-name="P5">Before you begin the compile I would suggest increasing your swap space. This will enable you to compile OpenCV with all four cores of the Raspberry Pi without the compile hanging due to memory exhausting.</text:p>
      <text:p text:style-name="P5"/>
      <text:p text:style-name="P5">$ sudo nano /etc/dphys-swapfile</text:p>
      <text:p text:style-name="P5"/>
      <text:p text:style-name="P6"># set size to absolute value, leaving empty (default) then uses computed value</text:p>
      <text:p text:style-name="P6"># you most likely don't want this, unless you have an special disk situation</text:p>
      <text:p text:style-name="P5"># CONF_SWAPSIZE=100</text:p>
      <text:p text:style-name="P5"/>
      <text:p text:style-name="P5">CONF_SWAPSIZE=2048</text:p>
      <text:p text:style-name="P5"/>
      <text:p text:style-name="P9">change CON_FSWPSIZE from 100 to 2048</text:p>
      <text:p text:style-name="P5"><text:soft-page-break/></text:p>
      <text:p text:style-name="P5">***If you do not perform this step it’s very likely that your Pi will hang.***</text:p>
      <text:p text:style-name="P5"/>
      <text:p text:style-name="P5">$ sudo /etc/init.d/dphys-swapfile stop</text:p>
      <text:p text:style-name="P5"/>
      <text:p text:style-name="P5">$ sudo /etc/init.d/dphys-swapfile start</text:p>
      <text:p text:style-name="P5"/>
      <text:p text:style-name="P10">Note: using Swap is not a good idea it can burn your MicroSD because the Flash based storage have limited no. read write. after the makeing process you should have to make CON_SWAPSZE back to 100.</text:p>
      <text:p text:style-name="P10"/>
      <text:p text:style-name="P10">Compile OPENCV 4</text:p>
      <text:p text:style-name="P10"/>
      <text:p text:style-name="P10">$ make -j4</text:p>
      <text:p text:style-name="P10"/>
      <text:p text:style-name="P10">if pi lags at any % you ca<text:span text:style-name="T3">n CTRL+Z and use only one core by using </text:span></text:p>
      <text:p text:style-name="P10"/>
      <text:p text:style-name="P11">$ make -j1</text:p>
      <text:p text:style-name="P11"/>
      <text:p text:style-name="P11">after completion.</text:p>
      <text:p text:style-name="P18"/>
      <text:p text:style-name="P11">$ sudo make install</text:p>
      <text:p text:style-name="P11"/>
      <text:p text:style-name="P11">$ sudo ldconfig</text:p>
      <text:p text:style-name="P11"/>
      <text:p text:style-name="P11">Don’t forget to go back to your <text:s/>/etc/dphys-swapfile <text:s text:c="2"/>file and:</text:p>
      <text:p text:style-name="P11"/>
      <text:p text:style-name="P11">1. Reset CONF_SWAPSIZE to 100MB.</text:p>
      <text:p text:style-name="P11"/>
      <text:p text:style-name="P11">2. Restart the swap service.</text:p>
      <text:p text:style-name="P18"/>
      <text:p text:style-name="P18">Step #7: Test your OpenCV 4 install on your Raspberry Pi</text:p>
      <text:p text:style-name="P11"/>
      <text:p text:style-name="P11">$ python</text:p>
      <text:p text:style-name="P11"/>
      <text:p text:style-name="P11">&gt;&gt;&gt; import cv2</text:p>
      <text:p text:style-name="P11"/>
      <text:p text:style-name="P11">&gt;&gt;&gt; cv2.__version__</text:p>
      <text:p text:style-name="P32"/>
      <text:p text:style-name="P11"/>
      <text:p text:style-name="P19"/>
      <text:p text:style-name="P28"><text:soft-page-break/>2. AUDIO SETUP</text:p>
      <text:p text:style-name="P20"/>
      <text:p text:style-name="P24">$ sudo pip install pygame</text:p>
      <text:p text:style-name="P24"/>
      <text:p text:style-name="P24"><text:s/>this used only for playing the audio file.</text:p>
      <text:p text:style-name="P34"/>
      <text:p text:style-name="P24"/>
      <text:p text:style-name="P21"/>
      <text:p text:style-name="P29">3. Setting up the MAX7219</text:p>
      <text:p text:style-name="P22"/>
      <text:p text:style-name="P23">Step #1</text:p>
      <text:p text:style-name="P25"/>
      <text:p text:style-name="P25">. Run sudo raspi-config</text:p>
      <text:p text:style-name="P25">2. Use the down arrow to select 9 Advanced Options</text:p>
      <text:p text:style-name="P25">3. Arrow down to A6 SPI.</text:p>
      <text:p text:style-name="P25">4. Select yes when it asks you to enable SPI,</text:p>
      <text:p text:style-name="P25">5. Also select yes when it asks about automatically loading the kernel module.</text:p>
      <text:p text:style-name="P25">6. Use the right arrow to select the &lt;Finish&gt; button.</text:p>
      <text:p text:style-name="P25">7. Select yes when it asks to reboot.</text:p>
      <text:p text:style-name="P25"/>
      <text:p text:style-name="P23">Step #2: </text:p>
      <text:p text:style-name="P23"/>
      <text:p text:style-name="P25">Next first step for programming this project is to install the max7219 library. We can do that with the following terminal commands:</text:p>
      <text:p text:style-name="P25"/>
      <text:p text:style-name="P25">$ sudo apt-get install python-dev python-pip</text:p>
      <text:p text:style-name="P25"/>
      <text:p text:style-name="P25">$ sudo pip install spidev</text:p>
      <text:p text:style-name="P25"/>
      <text:p text:style-name="P25">$ git clone <text:a xlink:type="simple" xlink:href="https://github.com/coding-world/max7219" text:style-name="Internet_20_link" text:visited-style-name="Visited_20_Internet_20_Link">https://github.com/coding-world/max7219</text:a></text:p>
      <text:p text:style-name="P25"/>
      <text:p text:style-name="P25">$ cd max7219</text:p>
      <text:p text:style-name="P25"/>
      <text:p text:style-name="P25">$ sudo python setup.py install</text:p>
      <text:p text:style-name="P25"/>
      <text:p text:style-name="P25">$ cd</text:p>
      <text:p text:style-name="P25"/>
      <text:p text:style-name="P23">Step #3</text:p>
      <text:p text:style-name="P23"/>
      <text:p text:style-name="P25">Now that we have installed the library, we next need to connect the 8x8 LED matrix to the Raspberry Pi.</text:p>
      <text:p text:style-name="P25"><text:soft-page-break/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Board Pin</text:p>
          </table:table-cell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Rpi pin</text:p>
          </table:table-cell>
          <table:table-cell table:style-name="Table1.E1" office:value-type="string">
            <text:p text:style-name="P8">Function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VCC</text:p>
          </table:table-cell>
          <table:table-cell table:style-name="Table1.A2" office:value-type="string">
            <text:p text:style-name="P8">+5V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8">5V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GND</text:p>
          </table:table-cell>
          <table:table-cell table:style-name="Table1.A2" office:value-type="string">
            <text:p text:style-name="P8">Ground</text:p>
          </table:table-cell>
          <table:table-cell table:style-name="Table1.A2" office:value-type="string">
            <text:p text:style-name="P8">6</text:p>
          </table:table-cell>
          <table:table-cell table:style-name="Table1.E2" office:value-type="string">
            <text:p text:style-name="P8">Gnd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Din</text:p>
          </table:table-cell>
          <table:table-cell table:style-name="Table1.A2" office:value-type="string">
            <text:p text:style-name="P8">DataIn</text:p>
          </table:table-cell>
          <table:table-cell table:style-name="Table1.A2" office:value-type="string">
            <text:p text:style-name="P8">19</text:p>
          </table:table-cell>
          <table:table-cell table:style-name="Table1.E2" office:value-type="string">
            <text:p text:style-name="P8">GPIO 10 MOSI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CS</text:p>
          </table:table-cell>
          <table:table-cell table:style-name="Table1.A2" office:value-type="string">
            <text:p text:style-name="P8">Chip Select</text:p>
          </table:table-cell>
          <table:table-cell table:style-name="Table1.A2" office:value-type="string">
            <text:p text:style-name="P8">24</text:p>
          </table:table-cell>
          <table:table-cell table:style-name="Table1.E2" office:value-type="string">
            <text:p text:style-name="P8">GPIO 8 SPI CE0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Clk</text:p>
          </table:table-cell>
          <table:table-cell table:style-name="Table1.A2" office:value-type="string">
            <text:p text:style-name="P8">Clock</text:p>
          </table:table-cell>
          <table:table-cell table:style-name="Table1.A2" office:value-type="string">
            <text:p text:style-name="P8">23</text:p>
          </table:table-cell>
          <table:table-cell table:style-name="Table1.E2" office:value-type="string">
            <text:p text:style-name="P8">GPIO 11 SPI clk</text:p>
          </table:table-cell>
        </table:table-row>
      </table:table>
      <text:p text:style-name="P25"><text:s/></text:p>
      <text:p text:style-name="P23">Step #4:</text:p>
      <text:p text:style-name="P25"><text:s/></text:p>
      <text:p text:style-name="P25">Test the library installed or not</text:p>
      <text:p text:style-name="P25"/>
      <text:p text:style-name="P25">$ sudo python max7219/examples/matrix_test.py</text:p>
      <text:p text:style-name="P35"/>
      <text:p text:style-name="P25"/>
      <text:p text:style-name="P30">4. Running The Project</text:p>
      <text:p text:style-name="P26">Step #1:</text:p>
      <text:p text:style-name="P26"/>
      <text:p text:style-name="P26">Connect The circuit of motor with Driver </text:p>
      <text:p text:style-name="P26">Connect The MAX7219</text:p>
      <text:p text:style-name="P26">Connect The <text:s/>CAMERA to the camera port. </text:p>
      <text:p text:style-name="P26">Step #2:</text:p>
      <text:p text:style-name="P26"/>
      <text:p text:style-name="P26">For running the project you have to run <text:s/>the file named “Run.py”</text:p>
      <text:p text:style-name="P26"/>
      <text:p text:style-name="P26">open terminal&gt;&gt;navigate to the folder little hero</text:p>
      <text:p text:style-name="P26"/>
      <text:p text:style-name="P26">$ python3 run.py</text:p>
      <text:p text:style-name="P26"/>
      <text:p text:style-name="P26">this will run two files simultaneously.</text:p>
      <text:p text:style-name="P26"/>
      <text:p text:style-name="P26">For making it to run on the boot write the name and address to the .BARC file in the home folder of the Raspberry Pi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4:22:28.626327248</meta:creation-date>
    <meta:editing-duration>PT10M53S</meta:editing-duration>
    <meta:editing-cycles>3</meta:editing-cycles>
    <meta:generator>LibreOffice/6.2.4.2$Linux_X86_64 LibreOffice_project/20$Build-2</meta:generator>
    <dc:date>2019-06-17T17:34:46.755200838</dc:date>
    <meta:document-statistic meta:table-count="1" meta:image-count="0" meta:object-count="0" meta:page-count="6" meta:paragraph-count="149" meta:word-count="834" meta:character-count="4976" meta:non-whitespace-character-count="4270"/>
  </office:meta>
</office:document-meta>
</file>